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2" style:font-size-asian="12pt" style:font-name-complex="Times New Roman2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2" style:font-size-asian="10pt" style:font-name-complex="Times New Roman2" style:font-size-complex="10pt" style:text-overline-style="solid" style:text-overline-width="auto" style:text-overline-color="font-color"/>
    </style:style>
    <style:style style:name="P4" style:family="paragraph" style:parent-style-name="Text_20_body">
      <style:text-properties style:font-name="Cambria"/>
    </style:style>
    <style:style style:name="P5" style:family="paragraph" style:parent-style-name="Text_20_body">
      <style:paragraph-properties fo:text-align="center" style:justify-single-word="false"/>
      <style:text-properties style:font-name="Cambria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ext_20_body" style:list-style-name="L1">
      <style:text-properties style:font-name="Cambria"/>
    </style:style>
    <style:style style:name="P8" style:family="paragraph" style:parent-style-name="Text_20_body" style:list-style-name="L2">
      <style:text-properties style:font-name="Cambria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name-asian="Times New Roman2" style:font-weight-asian="bold" style:font-name-complex="Times New Roman2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normal" style:font-name-asian="Times New Roman2" style:font-weight-asian="normal" style:font-name-complex="Times New Roman2" style:font-weight-complex="normal"/>
    </style:style>
    <style:style style:name="T6" style:family="text">
      <style:text-properties fo:language="en" fo:country="US"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7" style:family="text">
      <style:text-properties fo:language="en" fo:country="US" fo:font-style="italic" style:text-underline-style="solid" style:text-underline-width="auto" style:text-underline-color="font-color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8" style:family="text">
      <style:text-properties fo:language="en" fo:country="US" fo:font-style="italic" style:text-underline-style="none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T9" style:family="text">
      <style:text-properties fo:language="en" fo:country="US" style:text-underline-style="solid" style:text-underline-width="auto" style:text-underline-color="font-color" fo:font-weight="normal" style:font-name-asian="Times New Roman2" style:font-weight-asian="normal" style:font-name-complex="Times New Roman2" style:font-weight-complex="normal"/>
    </style:style>
    <style:style style:name="T10" style:family="text">
      <style:text-properties style:font-name-asian="Times New Roman2" style:font-name-complex="Times New Roman2"/>
    </style:style>
    <style:style style:name="T11" style:family="text">
      <style:text-properties fo:font-weight="normal" style:font-name-asian="Times New Roman2" style:font-weight-asian="normal" style:font-name-complex="Times New Roman2" style:font-weight-complex="normal"/>
    </style:style>
    <style:style style:name="T12" style:family="text">
      <style:text-properties fo:font-style="italic" fo:font-weight="normal" style:font-name-asian="Times New Roman2" style:font-style-asian="italic" style:font-weight-asian="normal" style:font-name-complex="Times New Roman2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140.png" xlink:type="simple" xlink:show="embed" xlink:actuate="onLoad"/></draw:frame></text:p>
          </table:table-cell>
          <table:table-cell table:style-name="Table1.B1" office:value-type="string">
            <text:h text:style-name="P6" text:outline-level="1">Квантователь по уровню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4">| векторизован | <text:span text:style-name="T1">Cи</text:span> <text:span text:style-name="T4">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671cm" svg:height="1.769cm" draw:z-index="1"><draw:image xlink:href="../images/0140s.png" xlink:type="simple" xlink:show="embed" xlink:actuate="onLoad"/></draw:frame></text:p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4"/>
          </table:table-cell>
        </table:table-row>
        <table:table-row table:style-name="Table1.3">
          <table:table-cell table:style-name="Table1.A2" table:number-columns-spanned="2" office:value-type="string">
            <text:p text:style-name="P4"><text:span text:style-name="T10">Блок </text:span><text:span text:style-name="T11">производит квантование сигнала по дискретным уровням с заданным шагом по уровню. Алгоритм работы блока:</text:span></text:p>
            <text:p text:style-name="P5"><text:span text:style-name="T11"><draw:frame draw:style-name="fr3" draw:name="Object1" text:anchor-type="as-char" svg:width="8.22cm" svg:height="1.445cm" draw:z-index="2"><draw:object xlink:href="./Object 1" xlink:type="simple" xlink:show="embed" xlink:actuate="onLoad"/><draw:image xlink:href="./ObjectReplacements/Object 1" xlink:type="simple" xlink:show="embed" xlink:actuate="onLoad"/></draw:frame></text:span><text:span text:style-name="T11">,</text:span></text:p>
            <text:p text:style-name="P4"><text:span text:style-name="T11">где </text:span><text:span text:style-name="T6">xᵢ(t)</text:span><text:span text:style-name="T11"> –</text:span><text:span text:style-name="T5"> i-</text:span><text:span text:style-name="T11">ый элемент входного сигнала в блок, </text:span><text:span text:style-name="T6">dᵢ</text:span><text:span text:style-name="T5"> </text:span><text:span text:style-name="T11">– </text:span><text:span text:style-name="T5">i</text:span><text:span text:style-name="T11">-ый элемент вектора шагов квантования по уровню, </text:span><text:span text:style-name="T8">floor</text:span><text:span text:style-name="T5"> </text:span><text:span text:style-name="T11">– функция округления до меньшего целого числа, </text:span><text:span text:style-name="T6">sign</text:span><text:span text:style-name="T5"> </text:span><text:span text:style-name="T11">– функция знака, </text:span><text:span text:style-name="T12">y</text:span><text:span text:style-name="T6">ᵢ(t) </text:span><text:span text:style-name="T11">– элемент выходного сигнала из блока.</text:span></text:p>
            <text:p text:style-name="P4"><text:span text:style-name="T2">Свойства</text:span>:</text:p>
            <text:list xml:id="list1739149088682527055" text:style-name="L1">
              <text:list-item>
                <text:p text:style-name="P7">Шаг квантования – <text:span text:style-name="T1">вектор</text:span><text:span text:style-name="T1"><draw:frame draw:style-name="fr3" draw:name="Object3" text:anchor-type="as-char" svg:width="0.522cm" svg:height="0.624cm" draw:z-index="3"><draw:object xlink:href="./Object 7" xlink:type="simple" xlink:show="embed" xlink:actuate="onLoad"/><draw:image xlink:href="./ObjectReplacements/Object 7" xlink:type="simple" xlink:show="embed" xlink:actuate="onLoad"/><svg:desc>formula</svg:desc></draw:frame></text:span>шагов квантования по каждому элементу входного вектора. Размерность параметра должна совпадать с размерностью входного вектора.</text:p>
              </text:list-item>
            </text:list>
            <text:p text:style-name="P4"><text:span text:style-name="T3">Примечания</text:span>:</text:p>
            <text:list xml:id="list3740989387264367126" text:style-name="L2">
              <text:list-item>
                <text:p text:style-name="P8">По умолчанию блок реализует обработку скалярного входного сигнала.</text:p>
              </text:list-item>
              <text:list-item>
                <text:p text:style-name="P8">С использованием данного блока несложно реализовать алгоритм обработки сигналов в аналого-цифровом преобразователе (АЦП)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2" svg:font-family="'Times New Roman', serif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вантователь по уровню</dc:title>
    <dc:date>2014-12-09T14:04:14.51</dc:date>
    <meta:generator>OpenOffice/4.1.1$Win32 OpenOffice.org_project/411m6$Build-9775</meta:generator>
    <meta:editing-duration>PT2H11M30S</meta:editing-duration>
    <meta:editing-cycles>73</meta:editing-cycles>
    <meta:document-statistic meta:table-count="1" meta:image-count="2" meta:object-count="2" meta:page-count="1" meta:paragraph-count="14" meta:word-count="110" meta:character-count="759"/>
  </office:meta>
</office:document-meta>
</file>

<file path=Object 1/content.xml><?xml version="1.0" encoding="utf-8"?>
<math xmlns="http://www.w3.org/1998/Math/MathML">
  <semantics>
    <mrow>
      <msub>
        <mi>y</mi>
        <mi>i</mi>
      </msub>
      <mrow>
        <mrow>
          <mo stretchy="false">(</mo>
          <mrow>
            <mi>t</mi>
          </mrow>
          <mo stretchy="false">)</mo>
        </mrow>
        <mo stretchy="false">=</mo>
        <mrow>
          <msub>
            <mi>d</mi>
            <mi>i</mi>
          </msub>
          <mo stretchy="false">⋅</mo>
          <mi mathvariant="italic">sign</mi>
        </mrow>
      </mrow>
      <mrow>
        <mfenced open="(" close=")">
          <mrow>
            <msub>
              <mi>x</mi>
              <mi>i</mi>
            </msub>
            <mrow>
              <mo stretchy="false">(</mo>
              <mrow>
                <mi>t</mi>
              </mrow>
              <mo stretchy="false">)</mo>
            </mrow>
          </mrow>
        </mfenced>
        <mo stretchy="false">⋅</mo>
        <mi mathvariant="italic">floor</mi>
      </mrow>
      <mfenced open="(" close=")">
        <mrow>
          <mrow>
            <mfenced open="∣" close="∣">
              <mrow>
                <mfrac>
                  <mrow>
                    <msub>
                      <mi>x</mi>
                      <mi>i</mi>
                    </msub>
                    <mrow>
                      <mo stretchy="false">(</mo>
                      <mrow>
                        <mi>t</mi>
                      </mrow>
                      <mo stretchy="false">)</mo>
                    </mrow>
                  </mrow>
                  <mrow>
                    <msub>
                      <mi>d</mi>
                      <mi>i</mi>
                    </msub>
                  </mrow>
                </mfrac>
              </mrow>
            </mfenced>
            <mo stretchy="false">+</mo>
            <mn>0.5</mn>
          </mrow>
        </mrow>
      </mfenced>
    </mrow>
    <annotation encoding="StarMath 5.0">y_i(t) = d_i cdot sign left ( x_i(t) right ) cdot floor left ( abs{ {x_i(t)} over {d_i}} + 0.5 right )</annotation>
  </semantics>
</math>
</file>

<file path=Object 7/content.xml><?xml version="1.0" encoding="utf-8"?>
<math xmlns="http://www.w3.org/1998/Math/MathML">
  <semantics>
    <mrow>
      <mover accent="true">
        <mrow>
          <mi>d</mi>
        </mrow>
        <mo stretchy="false">⃗</mo>
      </mover>
    </mrow>
    <annotation encoding="StarMath 5.0">vec {d}</annotation>
  </semantics>
</math>
</file>